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rsid="001cb4ed" officeooo:paragraph-rsid="001cb4ed"/>
    </style:style>
    <style:style style:name="P2" style:family="paragraph" style:parent-style-name="Heading_20_2">
      <style:text-properties officeooo:rsid="001709ea" officeooo:paragraph-rsid="001709ea"/>
    </style:style>
    <style:style style:name="P3" style:family="paragraph" style:parent-style-name="Preformatted_20_Text">
      <style:text-properties officeooo:paragraph-rsid="001709ea"/>
    </style:style>
    <style:style style:name="P4" style:family="paragraph" style:parent-style-name="Preformatted_20_Text">
      <style:text-properties officeooo:paragraph-rsid="001cb4ed"/>
    </style:style>
    <style:style style:name="P5" style:family="paragraph" style:parent-style-name="Preformatted_20_Text">
      <style:text-properties officeooo:paragraph-rsid="001e4a34"/>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rsid="001cb4ed" officeooo:paragraph-rsid="001cb4ed"/>
    </style:style>
    <style:style style:name="P8" style:family="paragraph" style:parent-style-name="Text_20_body">
      <style:text-properties officeooo:rsid="001709ea" officeooo:paragraph-rsid="001709ea"/>
    </style:style>
    <style:style style:name="P9" style:family="paragraph" style:parent-style-name="Text_20_body" style:list-style-name="L1">
      <style:text-properties officeooo:rsid="001709ea" officeooo:paragraph-rsid="001709ea"/>
    </style:style>
    <style:style style:name="P10" style:family="paragraph" style:parent-style-name="Text_20_body" style:list-style-name="L1">
      <style:text-properties officeooo:rsid="00189311" officeooo:paragraph-rsid="00189311"/>
    </style:style>
    <style:style style:name="P11" style:family="paragraph" style:parent-style-name="Text_20_body">
      <style:text-properties officeooo:rsid="001a4937" officeooo:paragraph-rsid="001a4937"/>
    </style:style>
    <style:style style:name="P12" style:family="paragraph" style:parent-style-name="Text_20_body">
      <style:text-properties officeooo:paragraph-rsid="001ab414"/>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01cb4ed" officeooo:paragraph-rsid="001cb4ed"/>
    </style:style>
    <style:style style:name="P15" style:family="paragraph" style:parent-style-name="Text_20_body">
      <style:text-properties officeooo:rsid="001e4a34" officeooo:paragraph-rsid="001e4a34"/>
    </style:style>
    <style:style style:name="T1" style:family="text">
      <style:text-properties officeooo:rsid="001709ea"/>
    </style:style>
    <style:style style:name="T2" style:family="text">
      <style:text-properties fo:font-style="italic" style:font-style-asian="italic" style:font-style-complex="italic"/>
    </style:style>
    <style:style style:name="T3" style:family="text">
      <style:text-properties fo:font-style="italic" officeooo:rsid="001709ea" style:font-style-asian="italic" style:font-style-complex="italic"/>
    </style:style>
    <style:style style:name="T4" style:family="text">
      <style:text-properties fo:font-style="italic" officeooo:rsid="001a493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officeooo:rsid="001709ea" style:font-style-asian="normal" style:font-style-complex="normal"/>
    </style:style>
    <style:style style:name="T7" style:family="text">
      <style:text-properties fo:font-style="normal" officeooo:rsid="001a4937"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189311"/>
    </style:style>
    <style:style style:name="T10" style:family="text">
      <style:text-properties fo:font-weight="bold" style:font-weight-asian="bold" style:font-weight-complex="bold"/>
    </style:style>
    <style:style style:name="T11" style:family="text">
      <style:text-properties fo:font-weight="bold" officeooo:rsid="001cb4ed" style:font-weight-asian="bold" style:font-weight-complex="bold"/>
    </style:style>
    <style:style style:name="T12" style:family="text">
      <style:text-properties fo:font-weight="bold" officeooo:rsid="001e4a34" style:font-weight-asian="bold" style:font-weight-complex="bold"/>
    </style:style>
    <style:style style:name="T13" style:family="text">
      <style:text-properties fo:font-weight="normal" officeooo:rsid="001cb4ed" style:font-weight-asian="normal" style:font-weight-complex="normal"/>
    </style:style>
    <style:style style:name="T14" style:family="text">
      <style:text-properties fo:font-weight="normal" officeooo:rsid="001e4a34" style:font-weight-asian="normal" style:font-weight-complex="normal"/>
    </style:style>
    <style:style style:name="T15" style:family="text">
      <style:text-properties officeooo:rsid="001a4937"/>
    </style:style>
    <style:style style:name="T16" style:family="text">
      <style:text-properties fo:color="#0033b3" loext:opacity="100%" style:font-name="JetBrains Mono" fo:font-size="11.5pt" fo:font-style="normal" fo:font-weight="normal" style:font-size-asian="11.5pt" style:font-style-asian="normal" style:font-weight-asian="normal" style:font-style-complex="normal"/>
    </style:style>
    <style:style style:name="T17" style:family="text">
      <style:text-properties fo:color="#000000" loext:opacity="100%" style:font-name="JetBrains Mono" fo:font-size="11.5pt" fo:font-style="normal" fo:font-weight="normal" style:font-size-asian="11.5pt" style:font-style-asian="normal" style:font-weight-asian="normal"/>
    </style:style>
    <style:style style:name="T18" style:family="text">
      <style:text-properties fo:color="#080808" loext:opacity="100%" style:font-name="JetBrains Mono" fo:font-size="11.5pt" fo:font-style="normal" fo:font-weight="normal" style:font-size-asian="11.5pt" style:font-style-asian="normal" style:font-weight-asian="normal"/>
    </style:style>
    <style:style style:name="T19" style:family="text">
      <style:text-properties fo:color="#080808" loext:opacity="100%" style:font-name="JetBrains Mono" fo:font-size="11.5pt" fo:font-style="normal" fo:font-weight="normal" officeooo:rsid="001ab414" style:font-size-asian="11.5pt" style:font-style-asian="normal" style:font-weight-asian="normal"/>
    </style:style>
    <style:style style:name="T20" style:family="text">
      <style:text-properties officeooo:rsid="001ab414"/>
    </style:style>
    <style:style style:name="T21" style:family="text">
      <style:text-properties officeooo:rsid="001cb4ed"/>
    </style:style>
    <style:style style:name="T22" style:family="text">
      <style:text-properties officeooo:rsid="001e4a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CSA Security Library Confguration <text:span text:style-name="T1">Framework</text:span></text:p>
      <text:h text:style-name="Heading_20_1" text:outline-level="1">Overview</text:h>
      <text:p text:style-name="P8">Various systems need a configuration file. NCSA supports a very specific framework (basic system you extend to roll your own). <text:span text:style-name="T9">The basic gist is a set of configurations that have a name. You may then retrieve your configuration by name. </text:span><text:s/><text:span text:style-name="T9">The framework </text:span>allows for:</text:p>
      <text:list text:style-name="L1">
        <text:list-item>
          <text:p text:style-name="P9">Importing other configurations – <text:span text:style-name="T9">point to other ocnfigurations and they will be seamlessly imported</text:span></text:p>
        </text:list-item>
        <text:list-item>
          <text:p text:style-name="P9">Setting environment variables – <text:span text:style-name="T9">You may set environment variables and reference them in your configuration, allowing great flexibilty.</text:span></text:p>
        </text:list-item>
        <text:list-item>
          <text:p text:style-name="P10">Aliases – You may create your custom configurations and, rather than having a body, set an alias to point to another configuration. This lets you, e.g., just specify loading a configuration name <text:span text:style-name="T5">default </text:span><text:span text:style-name="T8">but have the specific configuration possibly change. You service or application then can be configured once and the configuration itself can change to reflect your requirements.</text:span></text:p>
        </text:list-item>
      </text:list>
      <text:p text:style-name="P8"/>
      <text:h text:style-name="Heading_20_1" text:outline-level="1">Basic structure</text:h>
      <text:p text:style-name="P8">The basic structure for an XML document is</text:p>
      <text:p text:style-name="Preformatted_20_Text">&lt;<text:span text:style-name="T1">config&gt;</text:span></text:p>
      <text:p text:style-name="Preformatted_20_Text"><text:s text:c="5"/>&lt;<text:span text:style-name="T1">file include="path"/&gt;*</text:span></text:p>
      <text:p text:style-name="Preformatted_20_Text"><text:s text:c="5"/>&lt;<text:span text:style-name="T1">env key | include&gt;[</text:span><text:span text:style-name="T3">value</text:span><text:span text:style-name="T6">]&lt;/env&gt;*</text:span></text:p>
      <text:p text:style-name="P3"><text:span text:style-name="T6"><text:s text:c="5"/>&lt;</text:span><text:span text:style-name="T3">custom</text:span><text:span text:style-name="T6"> name {alias}&gt;&lt;/</text:span><text:span text:style-name="T3">custom</text:span><text:span text:style-name="T6">&gt;</text:span></text:p>
      <text:p text:style-name="Preformatted_20_Text">&lt;/<text:span text:style-name="T1">config&gt;</text:span></text:p>
      <text:p text:style-name="Standard"/>
      <text:h text:style-name="Heading_20_2" text:outline-level="2">The config element</text:h>
      <text:p text:style-name="P8">This is the outermost wrapper for the framework. Every element the system recognizes is in this element. </text:p>
      <text:h text:style-name="Heading_20_2" text:outline-level="2">The file element </text:h>
      <text:p text:style-name="P11">The file element has a single attribute, the fully qualified path to a </text:p>
      <text:h text:style-name="Heading_20_2" text:outline-level="2">The env element</text:h>
      <text:p text:style-name="P11">The environment is simply a set of keys and values. The keys are accessed in the configuration using the syntax <text:span text:style-name="T10">${key}</text:span> You may have these <text:span text:style-name="T2">anywhere</text:span> in the file (including in env elements and file elements). <text:s/>Your configuration may even have them in XML tags so that, until resolution, it is not a valid XML document.</text:p>
      <text:p text:style-name="P11"><text:soft-page-break/><text:s/></text:p>
      <text:h text:style-name="Heading_20_2" text:outline-level="2">custom elements.</text:h>
      <text:p text:style-name="P12"><text:span text:style-name="T15">To actually use the framework, you create a single configuration in XML. This is then given a tag by you (labelled </text:span><text:span text:style-name="T4">custom </text:span><text:span text:style-name="T7">above). When you load your configuration file, you specify what the custom tag is and the system then applies the framework to it, handing you back the </text:span><text:span text:style-name="T16"><text:s/></text:span><text:span text:style-name="T10">org.w3c.dom.Node </text:span><text:span text:style-name="T15">that represents it. You may either navigate this directly or use various utility methods in the class </text:span></text:p>
      <text:p text:style-name="P6">edu.uiuc.ncsa.security.core.configuration.Configurations2</text:p>
      <text:p text:style-name="P13"/>
      <text:p text:style-name="P12">which allo<text:span text:style-name="T20">w for easy access to attributes and content without having to navigate the entire XML document. The aim is once you specify your own configuration, the headache of slogging through XML tags is done for you.</text:span><text:span text:style-name="T19"> </text:span></text:p>
      <text:p text:style-name="P1">An Example</text:p>
      <text:p text:style-name="Text_20_body"><text:span text:style-name="T21">A very simple example of using this framework. You have a custom tag of </text:span><text:span text:style-name="T11">server</text:span>,<text:span text:style-name="T11"> </text:span>In this, <text:span text:style-name="T21">you have two configurations, one named </text:span><text:span text:style-name="T11">default </text:span><text:span text:style-name="T13">which just points to the current configuration you want, and the other named <text:s/></text:span><text:span text:style-name="T11">mysql.8.3</text:span>. <text:span text:style-name="T21">Note that you could have several such named configurations if you had to support different MySQL versions and just choose the right one. </text:span><text:span text:style-name="T22">This is extremely useful when migrating to another version since you can back your server out of any changes with a minor configuration change.</text:span></text:p>
      <text:p text:style-name="P14">There are two environment variables defined, <text:span text:style-name="T12">root_dir </text:span><text:span text:style-name="T14">which points to your files on disk and </text:span><text:span text:style-name="T12">server </text:span><text:span text:style-name="T14">which is the address your service should use (in this case for MySQL). </text:span></text:p>
      <text:p text:style-name="P14"/>
      <text:p text:style-name="Preformatted_20_Text">&lt;<text:span text:style-name="T21">config&gt;</text:span></text:p>
      <text:p text:style-name="P5"><text:s text:c="3"/>&lt;<text:span text:style-name="T21">env key="root_dir"&gt;/path/to/files&lt;/env&gt;</text:span></text:p>
      <text:p text:style-name="P5"><text:s text:c="3"/>&lt;<text:span text:style-name="T21">env key="server"&gt;localhost:4452&lt;/env&gt;</text:span></text:p>
      <text:p text:style-name="P4"/>
      <text:p text:style-name="P4"><text:s text:c="3"/>&lt;<text:span text:style-name="T21">server name="default" alias="mysql.8.3"/&gt;</text:span></text:p>
      <text:p text:style-name="P4"><text:s text:c="3"/>&lt;<text:span text:style-name="T21">server name="mysql.8.3"&gt;</text:span></text:p>
      <text:p text:style-name="P4"><text:s text:c="7"/>&lt;<text:span text:style-name="T21">keys jwk_file="${root_dir}/etc/keys.jwk"/&gt;</text:span></text:p>
      <text:p text:style-name="P4"><text:s text:c="7"/>&lt;<text:span text:style-name="T21">mysql address="</text:span><text:span text:style-name="Source_20_Text">jdbc:mysql://</text:span><text:span text:style-name="Source_20_Text"><text:span text:style-name="T21">${server}</text:span></text:span><text:span text:style-name="Source_20_Text">/</text:span><text:span text:style-name="Source_20_Text"><text:span text:style-name="T21">my_service</text:span></text:span><text:span text:style-name="T21">"/&gt; </text:span></text:p>
      <text:p text:style-name="P4"><text:s text:c="3"/>&lt;/<text:span text:style-name="T21">server&gt;</text:span></text:p>
      <text:p text:style-name="Preformatted_20_Text">&lt;/<text:span text:style-name="T21">config&gt;</text:span></text:p>
      <text:p text:style-name="Preformatted_20_Text"/>
      <text:p text:style-name="P7">Effective Post proccessed configuration file:</text:p>
      <text:p text:style-name="P7"/>
      <text:p text:style-name="P4">&lt;<text:span text:style-name="T21">config&gt;</text:span> </text:p>
      <text:p text:style-name="P4"><text:s text:c="3"/>&lt;<text:span text:style-name="T21">server name="default"&gt;</text:span></text:p>
      <text:p text:style-name="P4"><text:s text:c="7"/>&lt;<text:span text:style-name="T21">keys jwk_file="&gt;/path/to/files/etc/keys.jwk"/&gt;</text:span></text:p>
      <text:p text:style-name="P4"><text:s text:c="7"/>&lt;<text:span text:style-name="T21">mysql address="</text:span><text:span text:style-name="Source_20_Text"><text:span text:style-name="T21">jdbc:mysql://localhost:4452/my_service</text:span></text:span><text:span text:style-name="T21">"/&gt; </text:span></text:p>
      <text:p text:style-name="P4"><text:s text:c="3"/>&lt;/<text:span text:style-name="T21">server&gt;</text:span></text:p>
      <text:p text:style-name="P4">&lt;/<text:span text:style-name="T21">config&gt;</text:span></text:p>
      <text:p text:style-name="P4"/>
      <text:p text:style-name="Standard">i.e., this is what <text:span text:style-name="T21">your application “sees”.</text:span></text:p>
      <text:h text:style-name="P2" text:outline-level="2"><text:soft-page-break/>Importing other configurations</text:h>
      <text:p text:style-name="P15">You may either insert environment elements anywhere in your configuration, but they will be extracted and processed together – there is no scop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3T08:07:31.531305649</meta:creation-date>
    <dc:date>2025-07-13T08:48:27.418545428</dc:date>
    <meta:editing-duration>PT19M16S</meta:editing-duration>
    <meta:editing-cycles>5</meta:editing-cycles>
    <meta:generator>LibreOffice/24.2.7.2$Linux_X86_64 LibreOffice_project/420$Build-2</meta:generator>
    <meta:document-statistic meta:table-count="0" meta:image-count="0" meta:object-count="0" meta:page-count="3" meta:paragraph-count="46" meta:word-count="542" meta:character-count="3754" meta:non-whitespace-character-count="3178"/>
  </office:meta>
</office:document-meta>
</file>